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2b0ef"/>
    </style:style>
    <style:style style:name="P2" style:family="paragraph" style:parent-style-name="Standard">
      <style:paragraph-properties fo:text-align="start" style:justify-single-word="false"/>
      <style:text-properties officeooo:paragraph-rsid="00081b00"/>
    </style:style>
    <style:style style:name="P3" style:family="paragraph" style:parent-style-name="Standard">
      <style:paragraph-properties fo:text-align="start" style:justify-single-word="false"/>
      <style:text-properties officeooo:rsid="00081b00" officeooo:paragraph-rsid="00081b00"/>
    </style:style>
    <style:style style:name="P4" style:family="paragraph" style:parent-style-name="Standard">
      <style:paragraph-properties fo:text-align="start" style:justify-single-word="false"/>
      <style:text-properties officeooo:rsid="001155f6" officeooo:paragraph-rsid="001155f6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155f6" officeooo:paragraph-rsid="001155f6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155f6" officeooo:paragraph-rsid="001155f6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155f6"/>
    </style:style>
    <style:style style:name="T1" style:family="text">
      <style:text-properties officeooo:rsid="00081b00"/>
    </style:style>
    <style:style style:name="T2" style:family="text">
      <style:text-properties officeooo:rsid="001155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umentation applied to Cyber Security</text:p>
      <text:p text:style-name="P1"/>
      <text:p text:style-name="P3">Se presenta una aplicación de ejemplo del framework DeLP3E. Analisis en tiempo real como incident response. DeLP3E una combinación de dialectical reasoning, rule-based infer ence, y probabilistic modeling. No solo sugiere respuestas a situaciones dadas, sino explica porque llega a dichas conclusiones. </text:p>
      <text:p text:style-name="P2"/>
      <text:p text:style-name="P2"><text:span text:style-name="T1">Utiliza técnicas como </text:span>argumentation, logic programming, <text:span text:style-name="T1">y </text:span>probabilistic reasoning.</text:p>
      <text:p text:style-name="P1"/>
      <text:p text:style-name="P4">Environment Model: </text:p>
      <text:list xml:id="list1230730771" text:style-name="L1">
        <text:list-item>
          <text:p text:style-name="P7"><text:span text:style-name="T2">Es conocimiento de fondo y su probabilistica en la naturaleza. </text:span></text:p>
        </text:list-item>
        <text:list-item>
          <text:p text:style-name="P5">Debe ser consistente. Esto significa que debe tener una distribución probabilistica sobre todos los posibles estados que respete los axiomas en la teoria probabilistica y las constrains del modelo.</text:p>
        </text:list-item>
      </text:list>
      <text:p text:style-name="P4"/>
      <text:p text:style-name="P4">Analytical Model:</text:p>
      <text:list xml:id="list2557197907" text:style-name="L2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oto Sans Mono CJK SC" svg:font-family="'Noto Sans Mono CJK SC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9:11:09.051714480</meta:creation-date>
    <dc:date>2020-11-04T21:06:54.656320942</dc:date>
    <meta:editing-duration>PT3H25M49S</meta:editing-duration>
    <meta:editing-cycles>16</meta:editing-cycles>
    <meta:generator>LibreOffice/7.0.3.1$Linux_X86_64 LibreOffice_project/00$Build-1</meta:generator>
    <meta:document-statistic meta:table-count="0" meta:image-count="0" meta:object-count="0" meta:page-count="1" meta:paragraph-count="8" meta:word-count="102" meta:character-count="723" meta:non-whitespace-character-count="628"/>
  </office:meta>
</office:document-meta>
</file>